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</style:style>
    <style:style style:name="gr2" style:family="graphic" style:parent-style-name="standard">
      <style:graphic-properties draw:stroke="none" svg:stroke-color="#000000" draw:fill="none" draw:fill-color="#ffffff" fo:min-height="2.15cm"/>
    </style:style>
    <style:style style:name="gr3" style:family="graphic" style:parent-style-name="standard">
      <style:graphic-properties draw:stroke="none" svg:stroke-color="#000000" draw:fill="none" draw:fill-color="#ffffff" fo:min-height="1.85cm"/>
    </style:style>
    <style:style style:name="gr4" style:family="graphic" style:parent-style-name="standard">
      <style:graphic-properties draw:stroke="none" svg:stroke-color="#000000" draw:fill="none" draw:fill-color="#ffffff" fo:min-height="2.55cm"/>
    </style:style>
    <style:style style:name="gr5" style:family="graphic" style:parent-style-name="standard">
      <style:graphic-properties draw:stroke="none" svg:stroke-color="#000000" draw:fill="none" draw:fill-color="#ffffff" fo:min-height="3.337cm"/>
    </style:style>
    <style:style style:name="gr6" style:family="graphic" style:parent-style-name="standard">
      <style:graphic-properties draw:stroke="none" svg:stroke-color="#000000" draw:fill="none" draw:fill-color="#ffffff" fo:min-height="2.4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5.0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2.8cm" svg:height="2cm" svg:x="8cm" svg:y="1.6cm">
          <draw:text-box>
            <text:p>注册</text:p>
          </draw:text-box>
        </draw:frame>
        <draw:frame draw:style-name="gr2" draw:text-style-name="P1" draw:layer="layout" svg:width="3.9cm" svg:height="2.4cm" svg:x="7.5cm" svg:y="4.5cm">
          <draw:text-box>
            <text:p>申请代理</text:p>
          </draw:text-box>
        </draw:frame>
        <draw:frame draw:style-name="gr3" draw:text-style-name="P1" draw:layer="layout" svg:width="3.3cm" svg:height="2.1cm" svg:x="2.9cm" svg:y="8.9cm">
          <draw:text-box>
            <text:p>电商</text:p>
          </draw:text-box>
        </draw:frame>
        <draw:frame draw:style-name="gr4" draw:text-style-name="P1" draw:layer="layout" svg:width="4cm" svg:height="2.8cm" svg:x="13cm" svg:y="8.6cm">
          <draw:text-box>
            <text:p>异业联盟</text:p>
          </draw:text-box>
        </draw:frame>
        <draw:frame draw:style-name="gr5" draw:text-style-name="P1" draw:layer="layout" svg:width="7.3cm" svg:height="3.587cm" svg:x="6.5cm" svg:y="14.7cm">
          <draw:text-box>
            <text:p>奖金（代理奖／推广奖）拿平台分润去发奖金</text:p>
          </draw:text-box>
        </draw:frame>
        <draw:frame draw:style-name="gr6" draw:text-style-name="P1" draw:layer="layout" svg:width="4.5cm" svg:height="2.7cm" svg:x="7.1cm" svg:y="8.6cm">
          <draw:text-box>
            <text:p>钱包（金币与现金钱包）</text:p>
          </draw:text-box>
        </draw:frame>
        <draw:line draw:style-name="gr7" draw:text-style-name="P2" draw:layer="layout" svg:x1="8.9cm" svg:y1="2.5cm" svg:x2="8.9cm" svg:y2="4.3cm">
          <text:p/>
        </draw:line>
        <draw:line draw:style-name="gr7" draw:text-style-name="P2" draw:layer="layout" svg:x1="8.2cm" svg:y1="5.8cm" svg:x2="4.4cm" svg:y2="8.5cm">
          <text:p/>
        </draw:line>
        <draw:line draw:style-name="gr7" draw:text-style-name="P2" draw:layer="layout" svg:x1="10.1cm" svg:y1="5.6cm" svg:x2="13.9cm" svg:y2="8.7cm">
          <text:p/>
        </draw:line>
        <draw:frame draw:style-name="gr8" draw:text-style-name="P1" draw:layer="layout" svg:width="16.4cm" svg:height="5.3cm" svg:x="2.4cm" svg:y="18.6cm">
          <draw:text-box>
            <text:p>1.代金券</text:p>
            <text:p>2.异业 短信验证码通知</text:p>
            <text:p>3.支付（是否混合）</text:p>
            <text:p>4.钱包转账</text:p>
            <text:p>5.代理申请</text:p>
            <text:p>6.区域管理中心 （指定）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5T09:34:30.094899475</meta:creation-date>
    <dc:date>2015-07-05T09:45:54.073740952</dc:date>
    <meta:editing-duration>PT11M24S</meta:editing-duration>
    <meta:editing-cycles>1</meta:editing-cycles>
    <meta:document-statistic meta:object-count="10"/>
    <meta:generator>LibreOffice/4.4.2.2$Linux_X86_64 LibreOffice_project/40m0$Build-2</meta:generator>
  </office:meta>
</office:document-meta>
</file>